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1cm"/>
    </style:style>
    <style:style style:name="co2" style:family="table-column">
      <style:table-column-properties fo:break-before="auto" style:column-width="4.694cm"/>
    </style:style>
    <style:style style:name="co3" style:family="table-column">
      <style:table-column-properties fo:break-before="auto" style:column-width="14.069cm"/>
    </style:style>
    <style:style style:name="co4" style:family="table-column">
      <style:table-column-properties fo:break-before="auto" style:column-width="6.331cm"/>
    </style:style>
    <style:style style:name="co5" style:family="table-column">
      <style:table-column-properties fo:break-before="auto" style:column-width="8.856cm"/>
    </style:style>
    <style:style style:name="co6" style:family="table-column">
      <style:table-column-properties fo:break-before="auto" style:column-width="9.606cm"/>
    </style:style>
    <style:style style:name="co7" style:family="table-column">
      <style:table-column-properties fo:break-before="auto" style:column-width="6.47cm"/>
    </style:style>
    <style:style style:name="co8" style:family="table-column">
      <style:table-column-properties fo:break-before="auto" style:column-width="11.964cm"/>
    </style:style>
    <style:style style:name="co9"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8.475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263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0.162cm" fo:break-before="auto" style:use-optimal-row-height="true"/>
    </style:style>
    <style:style style:name="ro9" style:family="table-row">
      <style:table-row-properties style:row-height="5.528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6" table:default-cell-style-name="ce1"/>
        <table:table-row table:style-name="ro1">
          <table:table-cell office:value-type="string">
            <text:p>ra_id</text:p>
          </table:table-cell>
          <table:table-cell office:value-type="string">
            <text:p>label_name</text:p>
          </table:table-cell>
          <table:table-cell office:value-type="string">
            <text:p>label_descr</text:p>
          </table:table-cell>
          <table:table-cell office:value-type="string">
            <text:p>location</text:p>
          </table:table-cell>
          <table:table-cell office:value-type="string">
            <text:p>soundcloud</text:p>
          </table:table-cell>
          <table:table-cell office:value-type="string">
            <text:p>website</text:p>
          </table:table-cell>
          <table:table-cell office:value-type="string">
            <text:p>email</text:p>
          </table:table-cell>
          <table:table-cell office:value-type="string">
            <text:p>facebook</text:p>
          </table:table-cell>
          <table:table-cell table:number-columns-repeated="1016"/>
        </table:table-row>
        <table:table-row table:style-name="ro2">
          <table:table-cell office:value-type="float" office:value="208">
            <text:p>208</text:p>
          </table:table-cell>
          <table:table-cell office:value-type="string">
            <text:p>Mo Wax</text:p>
          </table:table-cell>
          <table:table-cell office:value-type="string">
            <text:p>Founded by James Lavelle in 1992, Mo Wax is focused on trip hop, hip hop and breaks. Mo Wax releases have been charted by Le Loup and 26 others. View all charted tracks on Mo Wax</text:p>
          </table:table-cell>
          <table:table-cell table:number-columns-repeated="2" office:value-type="string">
            <text:p>NULL</text:p>
          </table:table-cell>
          <table:table-cell office:value-type="string">
            <text:p>http://www.mowax.com</text:p>
          </table:table-cell>
          <table:table-cell table:number-columns-repeated="2" office:value-type="string">
            <text:p>NULL</text:p>
          </table:table-cell>
          <table:table-cell table:number-columns-repeated="1016"/>
        </table:table-row>
        <table:table-row table:style-name="ro3">
          <table:table-cell office:value-type="float" office:value="1590">
            <text:p>1590</text:p>
          </table:table-cell>
          <table:table-cell office:value-type="string">
            <text:p>Lempicka Records</text:p>
          </table:table-cell>
          <table:table-cell office:value-type="string">
            <text:p>Lempicka is an Australian independent record label releasing techno, trance, trip hop, folk, acoustic and rock.</text:p>
          </table:table-cell>
          <table:table-cell office:value-type="string">
            <text:p>36 Borrows Street, Virginia QLD 4014</text:p>
          </table:table-cell>
          <table:table-cell office:value-type="string">
            <text:p>NULL</text:p>
          </table:table-cell>
          <table:table-cell office:value-type="string">
            <text:p>http://www.lempickarecords.com</text:p>
          </table:table-cell>
          <table:table-cell office:value-type="string">
            <text:p>mail@lempickarecords.info</text:p>
          </table:table-cell>
          <table:table-cell office:value-type="string">
            <text:p>NULL</text:p>
          </table:table-cell>
          <table:table-cell table:number-columns-repeated="1016"/>
        </table:table-row>
        <table:table-row table:style-name="ro4">
          <table:table-cell office:value-type="float" office:value="1813">
            <text:p>1813</text:p>
          </table:table-cell>
          <table:table-cell office:value-type="string">
            <text:p>Symmetry</text:p>
          </table:table-cell>
          <table:table-cell office:value-type="string">
            <text:p>After working his way to the very top of the game, Break has managed to become one of D&amp;Bâ€™s most in-demand DJs and producers, on entirely his own terms. Establishing an inimitable sound over the last couple of years through his seemingly endless output of singles and remixes, Breakâ€™s stripped back, highly rhythmic and technically unrivalled productions have become a necessary component in every good DJâ€™s sets. However, what we have heard from Break in that time represents only a fraction of the man and his talents, and on â€˜Symmetryâ€™ we get to see exactly what he is capable of. This is an album that will sate the expectations of Breakâ€™s many hardcore fans yet still be entirely accessible to the uninitiated listener from outside the genre. With lush musical interludes, down tempo trip-hop and even a touch of breaks and tech-house, interspersing the faultless D&amp;B, this is the varied collection of work we were all hoping for. Every track on the four piece vinyl is pure quality, in particular the dub spaciousness of â€˜Hooked Upâ€™, the pure jungle of â€˜Jungle Stepâ€™ and the divine Calibre-esque â€˜Last Chanceâ€™ featuring the incredible vocals of Kyo. But itâ€™s the 18 track CD that really shows what Break is capable of; whether through the breaks collaboration with SP, the cop themed Beastie Boys-styled â€˜Walkâ€™ or the â€˜dubstepâ€™ of â€˜Thin Iceâ€™, Break flaunts his genius without ever succumbing to the obvious. If you only buy one D&amp;B album this month, make sure itâ€™s this. - Jon Ethics: ATM Magazine View all charted tracks on Symmetry</text:p>
          </table:table-cell>
          <table:table-cell office:value-type="string">
            <text:p>Bristol</text:p>
          </table:table-cell>
          <table:table-cell table:number-columns-repeated="2" office:value-type="string">
            <text:p>NULL</text:p>
          </table:table-cell>
          <table:table-cell office:value-type="string">
            <text:p>symmetryrecordings@googlemail.com</text:p>
          </table:table-cell>
          <table:table-cell office:value-type="string">
            <text:p>NULL</text:p>
          </table:table-cell>
          <table:table-cell table:number-columns-repeated="1016"/>
        </table:table-row>
        <table:table-row table:style-name="ro5">
          <table:table-cell office:value-type="float" office:value="3089">
            <text:p>3089</text:p>
          </table:table-cell>
          <table:table-cell office:value-type="string">
            <text:p>Cold Busted</text:p>
          </table:table-cell>
          <table:table-cell office:value-type="string">
            <text:p>The Urban dictionary defines Cold Busted- â€œTo get caught doing something you shouldnâ€™t while you are convicted of said act to 100% certaintyâ€. Ok so that really has nothing to do with the label but we thought it was a cool name. Cold Busted was started in 2008 with our first release in July. With our artwork inspired from the 60â€™s and 70â€™s we are trying to capture the sound of today with the looks from the past. Owned and operated by Dj Vitamin D his goal is to provide an additional outlet for both known and unknown artists. Expect more Trip Hop, Instrumental Hip Hop, and Experimental sounds for the years to come. View all charted tracks on Cold Busted</text:p>
          </table:table-cell>
          <table:table-cell office:value-type="string">
            <text:p>Colorado, USA</text:p>
          </table:table-cell>
          <table:table-cell office:value-type="string">
            <text:p>NULL</text:p>
          </table:table-cell>
          <table:table-cell office:value-type="string">
            <text:p>http://coldbusted.org</text:p>
          </table:table-cell>
          <table:table-cell office:value-type="string">
            <text:p>somecutzup@gmail.com</text:p>
          </table:table-cell>
          <table:table-cell office:value-type="string">
            <text:p>NULL</text:p>
          </table:table-cell>
          <table:table-cell table:number-columns-repeated="1016"/>
        </table:table-row>
        <table:table-row table:style-name="ro6">
          <table:table-cell office:value-type="float" office:value="3333">
            <text:p>3333</text:p>
          </table:table-cell>
          <table:table-cell office:value-type="string">
            <text:p>Deepsessions Recordings</text:p>
          </table:table-cell>
          <table:table-cell office:value-type="string">
            <text:p>Deepsessions Recordings is a label based in Thessaloniki Greece.Created in 2008 by Dj &amp; Producer Athan. Specializes in Progressive House,Deep House &amp; Breaks Music.Deepsessions has co-operation with International and National Artists,Dj's &amp; Producers. Deepsessions experienced in Electronic music.We Put all our skills and knowledge to push new sounds and names, it's as simple as that. Deepsessions Digital is a sub label of Deepsessions Family.Specializes in Deep House,Downtempo,Trip Hop. Deepsessions Trance Limited founded to bring artists specialized in trance music. Deepsessions is looking for artists from all over the world to promote their music Deepsessions Recordings releases have been charted by Hernan Cattaneo and 45 others. View all charted tracks on Deepsessions Recordings</text:p>
          </table:table-cell>
          <table:table-cell office:value-type="string">
            <text:p>Thessaloniki,Greece</text:p>
          </table:table-cell>
          <table:table-cell office:value-type="string">
            <text:p>http://www.soundcloud.com/deepsessions-recordings</text:p>
          </table:table-cell>
          <table:table-cell office:value-type="string">
            <text:p>http://www.deepsessionsrecordings.com</text:p>
          </table:table-cell>
          <table:table-cell office:value-type="string">
            <text:p>info@deepsessionsrecordings.com</text:p>
          </table:table-cell>
          <table:table-cell office:value-type="string">
            <text:p>http://www.facebook.com/Deepsessions-Recordings/23200786413</text:p>
          </table:table-cell>
          <table:table-cell table:number-columns-repeated="1016"/>
        </table:table-row>
        <table:table-row table:style-name="ro7">
          <table:table-cell office:value-type="float" office:value="3977">
            <text:p>3977</text:p>
          </table:table-cell>
          <table:table-cell office:value-type="string">
            <text:p>Al Dente Records</text:p>
          </table:table-cell>
          <table:table-cell office:value-type="string">
            <text:p>Al Dente Records is a french label, gathering artists from different influences but looking at the same direction : electronic musics. If electronica, trip-hop, dub, electro and techno are the keywords, all artists of the label explore their own sounds in studios and parties. One of the ten Oldest Netlabel of the World!!! View all charted tracks on Al Dente Records</text:p>
          </table:table-cell>
          <table:table-cell office:value-type="string">
            <text:p>La Rochelle / Niort / St Victor</text:p>
          </table:table-cell>
          <table:table-cell office:value-type="string">
            <text:p>NULL</text:p>
          </table:table-cell>
          <table:table-cell office:value-type="string">
            <text:p>http://www.aldenterecords.com</text:p>
          </table:table-cell>
          <table:table-cell office:value-type="string">
            <text:p>contact@aldenterecords.com</text:p>
          </table:table-cell>
          <table:table-cell office:value-type="string">
            <text:p>NULL</text:p>
          </table:table-cell>
          <table:table-cell table:number-columns-repeated="1016"/>
        </table:table-row>
        <table:table-row table:style-name="ro8">
          <table:table-cell office:value-type="float" office:value="4540">
            <text:p>4540</text:p>
          </table:table-cell>
          <table:table-cell office:value-type="string">
            <text:p>Audiohandwerk</text:p>
          </table:table-cell>
          <table:table-cell office:value-type="string">
            <text:p>Audiohandwerk is a label which is devoted to a wide spectrum of the electronic music. We promote what suits us, has a particular style or distinguishes itself by something special. Our style directions varies through all parts of the electronic music sector, including creations of new subranges of the electronic music itself; whether straight or complicated; slow or fast, sometimes hard sometimes soft; electronic music as a whole is our philosophy. We release tracks with that certain something, pop out of that stereotype-drawer and which could be potential forerunners for future genres. At Audiohandwerk unusual talents are always welcome. We offer a plattform for established an new artists alike with an opportunity to present themselves and to implement their outstanding projects. The Audiohandwerk crew, consisting of music lovers and music fools, is always in search of fresh undetected sound jewels. Every new outstanding track is an other diamond for you and predestined to be presented to a passionate audience. Your Audiohandwerk team WE ARE Booming Tendency, Orange Blend, Matthias Springer, David Hasert, Problematica Berlin, Thomas Atzmann, Ampeer, Dexter, Lars Leonhard, Chris Stone, Schmalspur Ton, Yookay, Wolfgang Klette, Phillip Kipphan, JCS, Giggle Booze, Fluffyscope, Lexlo, Hutch, Jackbox, CosmoTrax WE LIKE Techno, House, Electro, Funky, Deep, Progressive, Minimal, Club, Electronica, Tech Trance, Tech House, Oldskool, Industrial, Hardtechno, New Rave, Nu Disco, Dance, Breaks, Broken, Big Beat, Lounge, Easy Listening, Dub, Downbeat, Trip Hop www.myspace.com/audiohandwerk www.facebook.com/audiohandwerk www.soundcloud.com/audiohandwerk Facebook Like Page: www.facebook.com/home.php?#!/pages/Audiohandwerk/114182361931256?ref=sgm View all charted tracks on Audiohandwerk</text:p>
          </table:table-cell>
          <table:table-cell office:value-type="string">
            <text:p>Berlin, Germany</text:p>
          </table:table-cell>
          <table:table-cell office:value-type="string">
            <text:p>NULL</text:p>
          </table:table-cell>
          <table:table-cell office:value-type="string">
            <text:p>http://www.audiohandwerk.de</text:p>
          </table:table-cell>
          <table:table-cell table:number-columns-repeated="2" office:value-type="string">
            <text:p>NULL</text:p>
          </table:table-cell>
          <table:table-cell table:number-columns-repeated="1016"/>
        </table:table-row>
        <table:table-row table:style-name="ro2">
          <table:table-cell office:value-type="float" office:value="4606">
            <text:p>4606</text:p>
          </table:table-cell>
          <table:table-cell office:value-type="string">
            <text:p>Deepsessions Digital</text:p>
          </table:table-cell>
          <table:table-cell office:value-type="string">
            <text:p>Deepsessions Digital is a sub label of Deepsessions Family.Specializes in Prog House, Tech House, Deep House, Downtempo, Trip Hop. View all charted tracks on Deepsessions Digital</text:p>
          </table:table-cell>
          <table:table-cell office:value-type="string">
            <text:p>Thessaloniki,Greece</text:p>
          </table:table-cell>
          <table:table-cell office:value-type="string">
            <text:p>http://www.soundcloud.com/deepsessionsdigital</text:p>
          </table:table-cell>
          <table:table-cell office:value-type="string">
            <text:p>http://www.deepsessionsrecordings.com</text:p>
          </table:table-cell>
          <table:table-cell office:value-type="string">
            <text:p>info@deepsessionsrecordings.com</text:p>
          </table:table-cell>
          <table:table-cell office:value-type="string">
            <text:p>http://www.facebook.com/pages/Deepsessions-Digital/176007072431106</text:p>
          </table:table-cell>
          <table:table-cell table:number-columns-repeated="1016"/>
        </table:table-row>
        <table:table-row table:style-name="ro3">
          <table:table-cell office:value-type="float" office:value="4782">
            <text:p>4782</text:p>
          </table:table-cell>
          <table:table-cell office:value-type="string">
            <text:p>Delicious Beatz Records</text:p>
          </table:table-cell>
          <table:table-cell office:value-type="string">
            <text:p>an eclectic label with lounge,chill-out,triphop,abstract,drum n'bass... the best swiss label on the Swiss Riviera. View all charted tracks on Delicious Beatz Records</text:p>
          </table:table-cell>
          <table:table-cell office:value-type="string">
            <text:p>CHEMIN DE BAUGY 22 1815clarens</text:p>
          </table:table-cell>
          <table:table-cell office:value-type="string">
            <text:p>NULL</text:p>
          </table:table-cell>
          <table:table-cell office:value-type="string">
            <text:p>http://www.reverbnation.com/#/label/deliciousbeatzrecords</text:p>
          </table:table-cell>
          <table:table-cell office:value-type="string">
            <text:p>deliciousbeatzrecords@hotmail.com</text:p>
          </table:table-cell>
          <table:table-cell office:value-type="string">
            <text:p>NULL</text:p>
          </table:table-cell>
          <table:table-cell table:number-columns-repeated="1016"/>
        </table:table-row>
        <table:table-row table:style-name="ro9">
          <table:table-cell office:value-type="float" office:value="5202">
            <text:p>5202</text:p>
          </table:table-cell>
          <table:table-cell office:value-type="string">
            <text:p>237 Records</text:p>
          </table:table-cell>
          <table:table-cell office:value-type="string">
            <text:p>237 Family - is an independent community of avantgarde-minded musicians, street artists, painters and disc jockeys who create at the junction of contemporary electronics and deep techno to art-triphop and jazz. The group is also surrounded by an active crown of supporters, who follow different aspects of their art. + 237 Family â€“ ??????????? ?????????? ??????????-???????? ??????????, ?????-????????, ?????????? ? ????-??????, ???????? ?? ????? ??????????? ??????? ??????????? ?? ???? ????? ?? ???-???????? ? ?????, ? ????? ???? ??????? ?? ?????????????? ? ??????????? ??????? ? ???????????? ???????????. ++ 237 Records collabore avec des artistes avant-gardistes des plus audacieux, qui reprÃ©sentent une vaste varietÃ© de directions dans la musique contemporaine et laisse le champ libre a d'uniques expÃ©riences crÃ©atives, combinant des artistes de diffÃ©rents backgrounds sur la mÃªme scÃ¨ne. +++ http://www.soundcloud.com/antenna237 http://www.facebook.com/antennamoscou View all charted tracks on 237 Records</text:p>
          </table:table-cell>
          <table:table-cell office:value-type="string">
            <text:p>Moscow - Neuchatel</text:p>
          </table:table-cell>
          <table:table-cell office:value-type="string">
            <text:p>http://www.soundcloud.com/237family</text:p>
          </table:table-cell>
          <table:table-cell table:number-columns-repeated="2" office:value-type="string">
            <text:p>NULL</text:p>
          </table:table-cell>
          <table:table-cell office:value-type="string">
            <text:p>http://www.facebook.com/237records</text:p>
          </table:table-cell>
          <table:table-cell table:number-columns-repeated="1016"/>
        </table:table-row>
        <table:table-row table:style-name="ro7">
          <table:table-cell office:value-type="float" office:value="6548">
            <text:p>6548</text:p>
          </table:table-cell>
          <table:table-cell office:value-type="string">
            <text:p>PhÃ¤ntom</text:p>
          </table:table-cell>
          <table:table-cell office:value-type="string">
            <text:p>French Electronic Music Label, located in the south of France, make event since 2008, and producing artist since 2010. This Label is open to every electronic musique style (as House - Electro - Minimal - Techno - Dubstep - Trip Hop). Fell free to contact us for demos, booking, remix, event, information and more at : phantomrec.fr@gmail.com View all charted tracks on PhÃ¤ntom</text:p>
          </table:table-cell>
          <table:table-cell office:value-type="string">
            <text:p>Avignon</text:p>
          </table:table-cell>
          <table:table-cell office:value-type="string">
            <text:p>NULL</text:p>
          </table:table-cell>
          <table:table-cell office:value-type="string">
            <text:p>http://phantom-website.jimdo.com/phÃ¤ntom-records</text:p>
          </table:table-cell>
          <table:table-cell office:value-type="string">
            <text:p>phantomrec.fr@gmail.com</text:p>
          </table:table-cell>
          <table:table-cell office:value-type="string">
            <text:p>http://www.facebook.com/phantomrecords</text:p>
          </table:table-cell>
          <table:table-cell table:number-columns-repeated="1016"/>
        </table:table-row>
        <table:table-row table:style-name="ro10">
          <table:table-cell office:value-type="float" office:value="7260">
            <text:p>7260</text:p>
          </table:table-cell>
          <table:table-cell office:value-type="string">
            <text:p>Soluble Recordings</text:p>
          </table:table-cell>
          <table:table-cell office:value-type="string">
            <text:p>Soluble is an independent record label, focusing mainly on deephouse sound as well as funky, soulfull, and partially tech house. We are also opened to slower electronic genres like downtempo, brokenbeat, nu jazz, breakbeat or trip hop. Our mission is to deliver innovative, high quality written and produced music and to make new generation of electronic music fans aware of true HOUSE music culture. Soluble Recordings releases have been charted by jozif and 20 others. View all charted tracks on Soluble Recordings</text:p>
          </table:table-cell>
          <table:table-cell office:value-type="string">
            <text:p>Å ancovÃ¡ 13, 811 05 Bratislava</text:p>
          </table:table-cell>
          <table:table-cell office:value-type="string">
            <text:p>NULL</text:p>
          </table:table-cell>
          <table:table-cell office:value-type="string">
            <text:p>http://www.solublerecordings.com</text:p>
          </table:table-cell>
          <table:table-cell office:value-type="string">
            <text:p>info@solublerecordings.com</text:p>
          </table:table-cell>
          <table:table-cell office:value-type="string">
            <text:p>http://www.facebook.com/group.php?gid=285477410525</text:p>
          </table:table-cell>
          <table:table-cell table:number-columns-repeated="1016"/>
        </table:table-row>
        <table:table-row table:style-name="ro9">
          <table:table-cell office:value-type="float" office:value="8142">
            <text:p>8142</text:p>
          </table:table-cell>
          <table:table-cell office:value-type="string">
            <text:p>ADX records</text:p>
          </table:table-cell>
          <table:table-cell office:value-type="string">
            <text:p>ADX Records is a transylvanian-based label, founded by Oliver Dombi and Andrea Majos. The owner remains Oliver, who started to make his first releases, with his first project/artist name 'Audiosex' (in 2006 - the labels official birth-year) later as 'Shambala Networks' and 'Oliver Dombi' as well. After these releases, ADX Recs. started to make V/A-s (compilations) and also started to release albums, Eps for artists from all around the world. Most of People likes to see only one genre at a label. An ambient fan loves to see only ambient at a label, a techno fan loves to see techno, a metal fan metal and so on. Here at ADX this is just not the way how things work. Here you may find dark ambient together with minimal techno or schranz, psychedelic with trance or triphop. The owners favourite music genre is Ambient, that is why Ancient Language Records was born, or we can just say that Ancient Language Records is just a 'second' name for ADX, cause officially all releases are under the maintenance of ADX. View all charted tracks on ADX records</text:p>
          </table:table-cell>
          <table:table-cell office:value-type="string">
            <text:p>Romania</text:p>
          </table:table-cell>
          <table:table-cell office:value-type="string">
            <text:p>NULL</text:p>
          </table:table-cell>
          <table:table-cell office:value-type="string">
            <text:p>http://www.adxrecords.yolasite.com</text:p>
          </table:table-cell>
          <table:table-cell office:value-type="string">
            <text:p>audios3x@yahoo.com</text:p>
          </table:table-cell>
          <table:table-cell office:value-type="string">
            <text:p>http://www.facebook.com/ADXALRecords</text:p>
          </table:table-cell>
          <table:table-cell table:number-columns-repeated="1016"/>
        </table:table-row>
        <table:table-row table:style-name="ro5">
          <table:table-cell office:value-type="float" office:value="10174">
            <text:p>10174</text:p>
          </table:table-cell>
          <table:table-cell office:value-type="string">
            <text:p>Emerald &amp; Doreen Records</text:p>
          </table:table-cell>
          <table:table-cell office:value-type="string">
            <text:p>Emerald &amp; Doreen Recordings is an eclectic German record label for futuristic indie, chill &amp; dance music, curated by Markus Schneider and Stefan Maurer (The Robot Scientists) and Eric Schemer (go nogo). Romantic songs, dancefloor weapons, seaside chill, psychedelic trips and night driving music...if this sounds nice for you, you will like Emerald &amp; Doreen. Emerald &amp; Doreen releases great songs and amazing remixes from a variety of genres, made by new, talented and upcoming DJs, artists and home producers from all over the world, influenced by Synth Disco, Postpunk, New Wave, Italo Disco, Krautrock, Funk, Soul, HipHop, Trip Hop, House, Electro Pop, Dub, Techno and Indie. View all charted tracks on Emerald &amp; Doreen Records</text:p>
          </table:table-cell>
          <table:table-cell office:value-type="string">
            <text:p>Berlin, Germany</text:p>
          </table:table-cell>
          <table:table-cell office:value-type="string">
            <text:p>http://www.soundcloud.com/emerald-and-doreen-rec</text:p>
          </table:table-cell>
          <table:table-cell office:value-type="string">
            <text:p>http://www.emerald-and-doreen.com</text:p>
          </table:table-cell>
          <table:table-cell office:value-type="string">
            <text:p>promo@emerald-and-doreen.com</text:p>
          </table:table-cell>
          <table:table-cell office:value-type="string">
            <text:p>http://www.facebook.com/EmeraldandDoreenRec</text:p>
          </table:table-cell>
          <table:table-cell table:number-columns-repeated="1016"/>
        </table:table-row>
        <table:table-row table:style-name="ro11">
          <table:table-cell office:value-type="float" office:value="10596">
            <text:p>10596</text:p>
          </table:table-cell>
          <table:table-cell office:value-type="string">
            <text:p>Wohnzimmermusik</text:p>
          </table:table-cell>
          <table:table-cell office:value-type="string">
            <text:p>Wohnzimmermusik is a digital label for electronic sounds run as sublabel of Diametral, based on the former DRChill philosophy with some tiny modifications. WZM brings you a very versatile spectrum on laidback livingroom sounds, just for your listening pleasure. The sound is not related to the club at all and can reach from chilling deephouse, to lounge and downtempo, and maybe some drum'n bass or triphop tunes. View all charted tracks on Wohnzimmermusik</text:p>
          </table:table-cell>
          <table:table-cell office:value-type="string">
            <text:p>Edith Stein Str 5</text:p>
          </table:table-cell>
          <table:table-cell office:value-type="string">
            <text:p>http://www.soundcloud.com/diametral</text:p>
          </table:table-cell>
          <table:table-cell office:value-type="string">
            <text:p>http://www.wohnzimmermusik.net</text:p>
          </table:table-cell>
          <table:table-cell office:value-type="string">
            <text:p>mf@mfsound.net</text:p>
          </table:table-cell>
          <table:table-cell office:value-type="string">
            <text:p>http://www.facebook.com/wohnzimmermusik</text:p>
          </table:table-cell>
          <table:table-cell table:number-columns-repeated="1016"/>
        </table:table-row>
        <table:table-row table:style-name="ro10">
          <table:table-cell office:value-type="float" office:value="10934">
            <text:p>10934</text:p>
          </table:table-cell>
          <table:table-cell office:value-type="string">
            <text:p>Terracotta</text:p>
          </table:table-cell>
          <table:table-cell office:value-type="string">
            <text:p>Terracotta takes Demo [Minimal Electronica, Melodic Techno, Dark Progressive, Deep Techno]+ Trip-Hop. Digital label "Terracotta" has been created to promote the creativity of young and talented musicians from around the world. We are interested in supporting the current trends and as the musical material to our work is to give pleasure to people. Styles: Minimal Electronica, Melodic Techno, Dark Progressive, Neotrance, Deep Techno, Dub Techno, Tech house, Minimal Techno, Progressive House + Trip-Hop. View all charted tracks on Terracotta</text:p>
          </table:table-cell>
          <table:table-cell office:value-type="string">
            <text:p>Rome</text:p>
          </table:table-cell>
          <table:table-cell office:value-type="string">
            <text:p>http://www.soundcloud.com/terracotta-label</text:p>
          </table:table-cell>
          <table:table-cell office:value-type="string">
            <text:p>NULL</text:p>
          </table:table-cell>
          <table:table-cell office:value-type="string">
            <text:p>Terracottalbr@gmail.com</text:p>
          </table:table-cell>
          <table:table-cell office:value-type="string">
            <text:p>http://www.facebook.com/terracottalbr</text:p>
          </table:table-cell>
          <table:table-cell table:number-columns-repeated="1016"/>
        </table:table-row>
        <table:table-row table:style-name="ro10" table:number-rows-repeated="1048558">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9">09-12-2015</text:date>, <text:time>22:44: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5-12-09T22:44:26.06</dc:date>
    <dc:creator>Ayco Holleman</dc:creator>
    <meta:editing-duration>PT4M44S</meta:editing-duration>
    <meta:editing-cycles>2</meta:editing-cycles>
    <meta:document-statistic meta:table-count="1" meta:cell-count="136" meta:object-count="0"/>
  </office:meta>
</office:document-meta>
</file>